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Piramidi oluşturacak C kodu.</text:p>
      <text:p text:style-name="Standard"><text:tab/></text:p>
      <text:p text:style-name="Standard"><text:s text:c="4"/>int i,j,k,a=8,b=2,t;</text:p>
      <text:p text:style-name="Standard"><text:s text:c="4"/></text:p>
      <text:p text:style-name="Standard"><text:s text:c="4"/>for(i=1;i&lt;=5;i++){</text:p>
      <text:p text:style-name="Standard"><text:s text:c="8"/>for(j=1;j&lt;=i;j++){</text:p>
      <text:p text:style-name="Standard"><text:s text:c="12"/>if(1==j%2){</text:p>
      <text:p text:style-name="Standard"><text:s text:c="16"/>printf("0");</text:p>
      <text:p text:style-name="Standard"><text:s text:c="12"/>}</text:p>
      <text:p text:style-name="Standard"><text:s text:c="12"/>else{</text:p>
      <text:p text:style-name="Standard"><text:s text:c="16"/>printf("1");</text:p>
      <text:p text:style-name="Standard"><text:s text:c="12"/>}</text:p>
      <text:p text:style-name="Standard"><text:s text:c="8"/>}</text:p>
      <text:p text:style-name="Standard"><text:s text:c="8"/>while(a&gt;0){</text:p>
      <text:p text:style-name="Standard"><text:s text:c="12"/>printf(" ");</text:p>
      <text:p text:style-name="Standard"><text:s text:c="12"/>a--;</text:p>
      <text:p text:style-name="Standard"><text:s text:c="8"/>}</text:p>
      <text:p text:style-name="Standard"><text:s text:c="8"/>a=8;</text:p>
      <text:p text:style-name="Standard"><text:s text:c="8"/>a=a-b;</text:p>
      <text:p text:style-name="Standard"><text:s text:c="8"/>for(t=1;t&lt;=2;t++){</text:p>
      <text:p text:style-name="Standard"><text:s text:c="12"/>b++;</text:p>
      <text:p text:style-name="Standard"><text:s text:c="8"/>}</text:p>
      <text:p text:style-name="Standard"><text:s text:c="8"/>for(k=1;k&lt;=i;k++){</text:p>
      <text:p text:style-name="Standard"><text:s text:c="12"/>if(1==k%2){</text:p>
      <text:p text:style-name="Standard"><text:s text:c="16"/>printf("0");</text:p>
      <text:p text:style-name="Standard"><text:s text:c="12"/>}</text:p>
      <text:p text:style-name="Standard"><text:s text:c="12"/>else{</text:p>
      <text:p text:style-name="Standard"><text:s text:c="16"/>printf("1");</text:p>
      <text:p text:style-name="Standard"><text:s text:c="12"/>}</text:p>
      <text:p text:style-name="Standard"><text:s text:c="8"/>}</text:p>
      <text:p text:style-name="Standard"><text:s text:c="8"/>printf("\n")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8$Win32 OpenOffice.org_project/418m3$Build-9803</meta:generator>
    <dc:date>2021-11-21T14:35:03.67</dc:date>
    <meta:document-statistic meta:table-count="0" meta:image-count="0" meta:object-count="0" meta:page-count="1" meta:paragraph-count="38" meta:word-count="55" meta:character-count="658"/>
    <meta:user-defined meta:name="Info 1"/>
    <meta:user-defined meta:name="Info 2"/>
    <meta:user-defined meta:name="Info 3"/>
    <meta:user-defined meta:name="Info 4"/>
  </office:meta>
</office:document-meta>
</file>